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00000055AF6DD268B8831C4E1.png" manifest:media-type="image/png"/>
  <manifest:file-entry manifest:full-path="Pictures/100000010000034D0000030C811C55814836ED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030c4e" officeooo:paragraph-rsid="00030c4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图像1" text:anchor-type="char" svg:x="0.921cm" svg:y="-0.213cm" svg:width="15.766cm" svg:height="25.467cm" draw:z-index="0"><draw:image xlink:href="Pictures/10000001000003500000055AF6DD268B8831C4E1.png" xlink:type="simple" xlink:show="embed" xlink:actuate="onLoad" draw:mime-type="image/png"/></draw:frame></text:p>
      <text:p text:style-name="P1"><draw:frame draw:style-name="fr1" draw:name="图像2" text:anchor-type="char" svg:x="0.921cm" svg:y="0.051cm" svg:width="15.423cm" svg:height="15.692cm" draw:z-index="1"><draw:image xlink:href="Pictures/100000010000034D0000030C811C55814836ED6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3T11:56:38.687000000</dc:date>
    <meta:editing-duration>PT3M54S</meta:editing-duration>
    <meta:editing-cycles>5</meta:editing-cycles>
    <meta:generator>LibreOffice/7.4.1.2$Windows_X86_64 LibreOffice_project/3c58a8f3a960df8bc8fd77b461821e42c061c5f0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